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55d8" officeooo:paragraph-rsid="000255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tends Node<text:line-break/><text:line-break/>#These need saved to disk.<text:line-break/>var savedHighScore<text:line-break/>var savedHighName<text:line-break/><text:line-break/>#Time based variables.<text:line-break/>var eclipseRatio<text:line-break/>var playerTime<text:line-break/><text:line-break/>#Player stuff.<text:line-break/>var playerScore<text:line-break/>var playerHealth<text:line-break/>#var specialAbilityAmmo<text:line-break/><text:line-break/><text:line-break/>func _ready():<text:line-break/> <text:s text:c="3"/>get_scene().set_auto_accept_quit(false)<text:line-break/> <text:s text:c="3"/>playerScore = 0<text:line-break/><text:line-break/>func _notification(what):<text:line-break/> <text:s text:c="3"/>if (what==MainLoop.NOTIFICATION_WM_QUIT_REQUEST):<text:line-break/> <text:s text:c="7"/>get_scene().quit() #default behavior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22:44:10.761000000</meta:creation-date>
    <dc:date>2014-07-28T22:48:02.805000000</dc:date>
    <meta:editing-duration>PT2M28S</meta:editing-duration>
    <meta:editing-cycles>2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" meta:word-count="39" meta:character-count="416" meta:non-whitespace-character-count="349"/>
  </office:meta>
</office:document-meta>
</file>